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4_16-46-48_000.jpg</text:p>
          </table:table-cell>
          <table:table-cell table:style-name="ce22" office:value-type="string">
            <text:p>:m RES 1-2*3 / free# JVEMV6 37#21.4_24 / 37. miscs of miscs / 21. math&amp;physics / 4. knot-theory / lets-1.comp,Q-6.comp,Q-8.start,q-8①.n,q-8②.n,q-8A.n</text:p>
          </table:table-cell>
          <table:table-cell table:style-name="ce2"/>
          <table:table-cell table:style-name="ce2"/>
          <table:table-cell table:style-name="ce2" office:value-type="string">
            <text:p>N-35-35-28.532409 E-139-34-49.050292</text:p>
          </table:table-cell>
          <table:table-cell table:style-name="ce32" table:formula="of:=IF([.E2]=&quot;&quot;;[.C2];CONCATENATE([.C2];&quot; / &quot;;[.E2]))" office:value-type="string" office:string-value=":m RES 1-2*3 / free# JVEMV6 37#21.4_24 / 37. miscs of miscs / 21. math&amp;physics / 4. knot-theory / lets-1.comp,Q-6.comp,Q-8.start,q-8①.n,q-8②.n,q-8A.n">
            <text:p>:m RES 1-2*3 / free# JVEMV6 37#21.4_24 / 37. miscs of miscs / 21. math&amp;physics / 4. knot-theory / lets-1.comp,Q-6.comp,Q-8.start,q-8①.n,q-8②.n,q-8A.n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4_16-47-05_000.jpg</text:p>
          </table:table-cell>
          <table:table-cell table:style-name="ce22" office:value-type="string">
            <text:p>:m RES 3*3 / free# JVEMV6 37#21.4_24 / 37. miscs of miscs / 21. math&amp;physics / 4. knot-theory / q-9.n,p-2.n,play-1.n / N+</text:p>
          </table:table-cell>
          <table:table-cell table:style-name="ce2"/>
          <table:table-cell table:style-name="ce2"/>
          <table:table-cell table:style-name="ce2" office:value-type="string">
            <text:p>N-35-35-28.0 E-139-34-48.0</text:p>
          </table:table-cell>
          <table:table-cell table:style-name="ce32" table:formula="of:=IF([.E3]=&quot;&quot;;[.C3];CONCATENATE([.C3];&quot; / &quot;;[.E3]))" office:value-type="string" office:string-value=":m RES 3*3 / free# JVEMV6 37#21.4_24 / 37. miscs of miscs / 21. math&amp;physics / 4. knot-theory / q-9.n,p-2.n,play-1.n / N+">
            <text:p>:m RES 3*3 / free# JVEMV6 37#21.4_24 / 37. miscs of miscs / 21. math&amp;physics / 4. knot-theory / q-9.n,p-2.n,play-1.n / N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4_21-02-31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4_23-07-11_000.jpg</text:p>
          </table:table-cell>
          <table:table-cell table:style-name="ce19" office:value-type="string">
            <text:p>:PHOTO 記録 / @自室　/ 身体；右脚 / 膝上；肉が垂れ下がっている</text:p>
          </table:table-cell>
          <table:table-cell table:style-name="ce14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5]=&quot;&quot;;[.C5];CONCATENATE([.C5];&quot; / &quot;;[.E5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4_23-07-19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6]=&quot;&quot;;[.C6];CONCATENATE([.C6];&quot; / &quot;;[.E6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4_23-07-34_000.jpg</text:p>
          </table:table-cell>
          <table:table-cell table:style-name="ce22" office:value-type="string">
            <text:p>:m 記録 / 身体 / 右脚；脛 / 様子 / 一部が凹んでいる；もしくは、膨らんでいる / time=風呂出たあと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7]=&quot;&quot;;[.C7];CONCATENATE([.C7];&quot; / &quot;;[.E7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4_23-18-54_000.jpg</text:p>
          </table:table-cell>
          <table:table-cell table:style-name="ce15" office:value-type="string">
            <text:p>:m 記録 / お酒</text:p>
          </table:table-cell>
          <table:table-cell table:style-name="ce14"/>
          <table:table-cell table:style-name="ce2"/>
          <table:table-cell table:style-name="ce2" office:value-type="string">
            <text:p>N-35-35-28.504943 E-139-34-48.995361</text:p>
          </table:table-cell>
          <table:table-cell table:style-name="ce32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4_23-22-56_000.jpg</text:p>
          </table:table-cell>
          <table:table-cell table:style-name="ce15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46142 E-139-34-49.050292</text:p>
          </table:table-cell>
          <table:table-cell table:style-name="ce32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4_23-28-32_000.jpg</text:p>
          </table:table-cell>
          <table:table-cell table:style-name="ce16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2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4_23-39-49_000.jpg</text:p>
          </table:table-cell>
          <table:table-cell table:style-name="ce15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18676 E-139-34-49.105224</text:p>
          </table:table-cell>
          <table:table-cell table:style-name="ce32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5_00-05-41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59875 E-139-34-49.379882</text:p>
          </table:table-cell>
          <table:table-cell table:style-name="ce32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5_00-30-34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59875 E-139-34-49.544677</text:p>
          </table:table-cell>
          <table:table-cell table:style-name="ce32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5_01-11-19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5_07-33-42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8.642272 E-139-34-49.599609</text:p>
          </table:table-cell>
          <table:table-cell table:style-name="ce32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5_11-18-45_000.jpg</text:p>
          </table:table-cell>
          <table:table-cell table:style-name="ce16" office:value-type="string">
            <text:p>:m :PHOTO 起きた時刻 / 20200 / 二度寝した</text:p>
          </table:table-cell>
          <table:table-cell table:style-name="ce5"/>
          <table:table-cell table:style-name="ce2"/>
          <table:table-cell table:style-name="ce2"/>
          <table:table-cell table:style-name="ce32" table:formula="of:=IF([.E16]=&quot;&quot;;[.C16];CONCATENATE([.C16];&quot; / &quot;;[.E16]))" office:value-type="string" office:string-value=":m :PHOTO 起きた時刻 / 20200 / 二度寝した">
            <text:p>:m :PHOTO 起きた時刻 / 20200 / 二度寝した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5_11-34-59_000.jpg</text:p>
          </table:table-cell>
          <table:table-cell table:style-name="ce22" office:value-type="string">
            <text:p>:m 1*1 / math / knot-theory / cutの作用；線分の数が減る</text:p>
          </table:table-cell>
          <table:table-cell table:style-name="ce19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7]=&quot;&quot;;[.C17];CONCATENATE([.C17];&quot; / &quot;;[.E17]))" office:value-type="string" office:string-value=":m 1*1 / math / knot-theory / cutの作用；線分の数が減る">
            <text:p>:m 1*1 / math / knot-theory / cutの作用；線分の数が減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5_11-35-25_000.jpg</text:p>
          </table:table-cell>
          <table:table-cell table:style-name="ce14" office:value-type="string">
            <text:p>:m :? 1*1 / res / econ / 「クレジットショッピング減少」；減った分、どこへ行った？ || :m :lets / action activity / やること / 整体のためのヒップホップダンス；「半製品」を作っておく</text:p>
          </table:table-cell>
          <table:table-cell table:style-name="ce19"/>
          <table:table-cell table:style-name="ce2"/>
          <table:table-cell table:style-name="ce2" office:value-type="string">
            <text:p>N-35-35-28.504943 E-139-34-49.160156</text:p>
          </table:table-cell>
          <table:table-cell table:style-name="ce32" table:formula="of:=IF([.E18]=&quot;&quot;;[.C18];CONCATENATE([.C18];&quot; / &quot;;[.E18]))" office:value-type="string" office:string-value=":m :? 1*1 / res / econ / 「クレジットショッピング減少」；減った分、どこへ行った？ || :m :lets / action activity / やること / 整体のためのヒップホップダンス；「半製品」を作っておく">
            <text:p>:m :? 1*1 / res / econ / 「クレジットショッピング減少」；減った分、どこへ行った？ || :m :lets / action activity / やること / 整体のためのヒップホップダンス；「半製品」を作っておく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25_11-35-57_000.jpg</text:p>
          </table:table-cell>
          <table:table-cell table:style-name="ce13" office:value-type="string">
            <text:p>:m 見た夢 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19]=&quot;&quot;;[.C19];CONCATENATE([.C19];&quot; / &quot;;[.E19]))" office:value-type="string" office:string-value=":m 見た夢 ">
            <text:p>:m 見た夢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25_11-36-51_000.jpg</text:p>
          </table:table-cell>
          <table:table-cell table:style-name="ce13" office:value-type="string">
            <text:p>:m 見た夢 </text:p>
          </table:table-cell>
          <table:table-cell table:style-name="ce14"/>
          <table:table-cell table:style-name="ce2"/>
          <table:table-cell table:style-name="ce2" office:value-type="string">
            <text:p>N-35-35-28.244018 E-139-34-49.599609</text:p>
          </table:table-cell>
          <table:table-cell table:style-name="ce32" table:formula="of:=IF([.E20]=&quot;&quot;;[.C20];CONCATENATE([.C20];&quot; / &quot;;[.E20]))" office:value-type="string" office:string-value=":m 見た夢 ">
            <text:p>:m 見た夢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25_11-37-11_000.jpg</text:p>
          </table:table-cell>
          <table:table-cell table:style-name="ce19" office:value-type="string">
            <text:p>:m :th / 論争より、作品に語らせよう</text:p>
          </table:table-cell>
          <table:table-cell table:style-name="ce15"/>
          <table:table-cell table:style-name="ce2"/>
          <table:table-cell table:style-name="ce2" office:value-type="string">
            <text:p>N-35-35-28.49121 E-139-34-49.050292</text:p>
          </table:table-cell>
          <table:table-cell table:style-name="ce32" table:formula="of:=IF([.E21]=&quot;&quot;;[.C21];CONCATENATE([.C21];&quot; / &quot;;[.E21]))" office:value-type="string" office:string-value=":m :th / 論争より、作品に語らせよう">
            <text:p>:m :th / 論争より、作品に語らせよ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25_11-58-34_000.jpg</text:p>
          </table:table-cell>
          <table:table-cell table:style-name="ce5" office:value-type="string">
            <text:p>:m other / 記録　文書 / @自室 / 朝体操 / dance-original / id=1;id=2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22]=&quot;&quot;;[.C22];CONCATENATE([.C22];&quot; / &quot;;[.E22]))" office:value-type="string" office:string-value=":m other / 記録　文書 / @自室 / 朝体操 / dance-original / id=1;id=2">
            <text:p>:m other / 記録　文書 / @自室 / 朝体操 / dance-original / id=1;id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24_17-17-50_000.mp4</text:p>
          </table:table-cell>
          <table:table-cell table:style-name="ce5" office:value-type="string">
            <text:p>:VIDEO / @自宅 / メモ / kb,keyboard / 演奏、play / k-2020-0724-1 / genr=res-N,key=C,chor=Cm7;C#m7;Dm7,i.f.=Messiaen</text:p>
          </table:table-cell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string" office:string-value=":VIDEO / @自宅 / メモ / kb,keyboard / 演奏、play / k-2020-0724-1 / genr=res-N,key=C,chor=Cm7;C#m7;Dm7,i.f.=Messiaen">
            <text:p>:VIDEO / @自宅 / メモ / kb,keyboard / 演奏、play / k-2020-0724-1 / genr=res-N,key=C,chor=Cm7;C#m7;Dm7,i.f.=Messiaen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4_17-24-39_000.mp4</text:p>
          </table:table-cell>
          <table:table-cell table:style-name="ce5" office:value-type="string">
            <text:p>:VIDEO / @自宅 / メモ / kb,keyboard / 演奏、play / k-2020-0724-2 / genr=res-N,key=C,chor=Cm7;Gm7,RH=grip,LH=grip;notes,note=2-5,other=re+,for=hand-movement-LH</text:p>
          </table:table-cell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string" office:string-value=":VIDEO / @自宅 / メモ / kb,keyboard / 演奏、play / k-2020-0724-2 / genr=res-N,key=C,chor=Cm7;Gm7,RH=grip,LH=grip;notes,note=2-5,other=re+,for=hand-movement-LH">
            <text:p>:VIDEO / @自宅 / メモ / kb,keyboard / 演奏、play / k-2020-0724-2 / genr=res-N,key=C,chor=Cm7;Gm7,RH=grip,LH=grip;notes,note=2-5,other=re+,for=hand-movement-LH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4_17-29-21_000.mp4</text:p>
          </table:table-cell>
          <table:table-cell table:style-name="ce5" office:value-type="string">
            <text:p>:VIDEO / @自宅 / メモ / kb,keyboard / 演奏、play / k-2020-0724-3 / genr=res-N,key=C,chor=Cm7;Fm7,for=trill-seesaw:2-5;2-7f;5-8;2-6;1-5//transpose,cp=1-4</text:p>
          </table:table-cell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string" office:string-value=":VIDEO / @自宅 / メモ / kb,keyboard / 演奏、play / k-2020-0724-3 / genr=res-N,key=C,chor=Cm7;Fm7,for=trill-seesaw:2-5;2-7f;5-8;2-6;1-5//transpose,cp=1-4">
            <text:p>:VIDEO / @自宅 / メモ / kb,keyboard / 演奏、play / k-2020-0724-3 / genr=res-N,key=C,chor=Cm7;Fm7,for=trill-seesaw:2-5;2-7f;5-8;2-6;1-5//transpose,cp=1-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5_11-56-15_000.mp4</text:p>
          </table:table-cell>
          <table:table-cell table:style-name="ce5" office:value-type="string">
            <text:p>:VIDEO / @自宅 / 体操 / ダンス、dance-original / d-2020-0725-1 / id=1 / count-8</text:p>
          </table:table-cell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string" office:string-value=":VIDEO / @自宅 / 体操 / ダンス、dance-original / d-2020-0725-1 / id=1 / count-8">
            <text:p>:VIDEO / @自宅 / 体操 / ダンス、dance-original / d-2020-0725-1 / id=1 / count-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5_11-57-26_000.mp4</text:p>
          </table:table-cell>
          <table:table-cell table:style-name="ce5" office:value-type="string">
            <text:p>:VIDEO / @自宅 / 体操 / ダンス、dance-original / d-2020-0725-2 / id=2 / count-8</text:p>
          </table:table-cell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string" office:string-value=":VIDEO / @自宅 / 体操 / ダンス、dance-original / d-2020-0725-2 / id=2 / count-8">
            <text:p>:VIDEO / @自宅 / 体操 / ダンス、dance-original / d-2020-0725-2 / id=2 / count-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5_12-09-26_000.mp4</text:p>
          </table:table-cell>
          <table:table-cell table:style-name="ce5" office:value-type="string">
            <text:p>:VIDEO / @自宅 / メモ / kb,keyboard / 演奏、play / k-2020-0725-1 / genr=res-N,key=F#,chor=F#m7;G#m7,RH=notes,LH=grip,other=re+</text:p>
          </table:table-cell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string" office:string-value=":VIDEO / @自宅 / メモ / kb,keyboard / 演奏、play / k-2020-0725-1 / genr=res-N,key=F#,chor=F#m7;G#m7,RH=notes,LH=grip,other=re+">
            <text:p>:VIDEO / @自宅 / メモ / kb,keyboard / 演奏、play / k-2020-0725-1 / genr=res-N,key=F#,chor=F#m7;G#m7,RH=notes,LH=grip,other=re+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ダンス、dance-original / d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/07/25</text:date>, <text:time>16:3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5T16:38:25.81</dc:date>
    <dc:creator>iwabuchi ken</dc:creator>
    <meta:editing-duration>P23DT9H5M47S</meta:editing-duration>
    <meta:editing-cycles>9020</meta:editing-cycles>
    <meta:document-statistic meta:table-count="1" meta:cell-count="485" meta:object-count="0"/>
  </office:meta>
</office:document-meta>
</file>